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da0d"/>
    </style:style>
    <style:style style:name="P2" style:family="paragraph" style:parent-style-name="Text_20_body">
      <style:text-properties officeooo:rsid="0000da0d" officeooo:paragraph-rsid="0000da0d"/>
    </style:style>
    <style:style style:name="P3" style:family="paragraph" style:parent-style-name="Text_20_body">
      <style:text-properties officeooo:rsid="0000da0d" officeooo:paragraph-rsid="00010cab"/>
    </style:style>
    <style:style style:name="P4" style:family="paragraph" style:parent-style-name="Text_20_body">
      <style:text-properties officeooo:paragraph-rsid="00010cab"/>
    </style:style>
    <style:style style:name="P5" style:family="paragraph" style:parent-style-name="Text_20_body">
      <style:text-properties fo:font-size="15pt" officeooo:rsid="0000da0d" officeooo:paragraph-rsid="0000da0d" style:font-size-asian="15pt" style:font-size-complex="15pt"/>
    </style:style>
    <style:style style:name="P6" style:family="paragraph" style:parent-style-name="Text_20_body">
      <style:text-properties fo:font-size="15pt" officeooo:rsid="0000da0d" officeooo:paragraph-rsid="00010cab" style:font-size-asian="15pt" style:font-size-complex="15pt"/>
    </style:style>
    <style:style style:name="P7" style:family="paragraph" style:parent-style-name="Text_20_body">
      <style:text-properties fo:font-size="15pt" officeooo:paragraph-rsid="0000da0d" style:font-size-asian="15pt" style:font-size-complex="15pt"/>
    </style:style>
    <style:style style:name="P8" style:family="paragraph" style:parent-style-name="Text_20_body">
      <style:text-properties fo:font-size="12pt" officeooo:rsid="0000da0d" officeooo:paragraph-rsid="00010cab" style:font-size-asian="12pt" style:font-size-complex="12pt"/>
    </style:style>
    <style:style style:name="T1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Android :</text:p>
      <text:p text:style-name="P7">Unit 1 Introduction to Mobile Computing </text:p>
      <text:p text:style-name="P1">1.1 Introduction and need for Mobile computing</text:p>
      <text:p text:style-name="P1">1.2 Mobility and portability</text:p>
      <text:p text:style-name="P1">1.3 Mobile and Wireless devices</text:p>
      <text:p text:style-name="P1">1.4 Mobile Applications</text:p>
      <text:p text:style-name="P1">1.5 Mobile Operating system – IOS, BlackBerry</text:p>
      <text:p text:style-name="P1">1.6 Windows phone, Palm OS, Symbian OS, Phone Gap</text:p>
      <text:p text:style-name="P1"/>
      <text:p text:style-name="P7">Unit 2 Telecommunication Systems </text:p>
      <text:p text:style-name="P1">2.1 GSM</text:p>
      <text:p text:style-name="P1">2.1.1 System Architecture</text:p>
      <text:p text:style-name="P1">2.1.2 Localization and Calling</text:p>
      <text:p text:style-name="P4">2.1.3 Handover</text:p>
      <text:p text:style-name="P4">2.1.4 Security</text:p>
      <text:p text:style-name="P1">2.2 GPRS Architecture</text:p>
      <text:p text:style-name="P1"/>
      <text:p text:style-name="P7">Unit 3 Mobile Network Layer </text:p>
      <text:p text:style-name="P1">3.1 Mobile IP (Goals, Entities and Terminologies)</text:p>
      <text:p text:style-name="P1">3.2 Packet Delivery</text:p>
      <text:p text:style-name="P1">3.3 Agent Discovery</text:p>
      <text:p text:style-name="P1">3.4 Registration</text:p>
      <text:p text:style-name="P1">3.5 Tunneling &amp; Encapsulation</text:p>
      <text:p text:style-name="P1">3.6 Optimizations</text:p>
      <text:p text:style-name="P1">3.7 Dynamic Host Configuration Protocol</text:p>
      <text:p text:style-name="P1">3.8 Mobile Ad-hoc Networks</text:p>
      <text:p text:style-name="P1">(Routing, Destination Sequence Distance Vector, Dynamic Source Routing, Alternate Metrics) </text:p>
      <text:p text:style-name="P1"/>
      <text:p text:style-name="P1"/>
      <text:p text:style-name="P1"/>
      <text:p text:style-name="P1"><text:soft-page-break/></text:p>
      <text:p text:style-name="P1"/>
      <text:p text:style-name="P5">python:</text:p>
      <text:p text:style-name="P5">Unit 2 Basic Python </text:p>
      <text:p text:style-name="P2">2.1 Python identifiers and reserved words</text:p>
      <text:p text:style-name="P2">2.2 Lines and indentation, multi-line statements</text:p>
      <text:p text:style-name="P2">2.3 Comments</text:p>
      <text:p text:style-name="P2">2.4 Input/output with print and input functions</text:p>
      <text:p text:style-name="P2">2.5 Command line arguments and processing command line arguments</text:p>
      <text:p text:style-name="P2">2.6 Standard data types - basic, none, Boolean (true &amp; False), numbers</text:p>
      <text:p text:style-name="P2">2.7 Python strings</text:p>
      <text:p text:style-name="P2">2.8 Data type conversion</text:p>
      <text:p text:style-name="P2">2.9 Python basic operators (Arithmetic, comparison, assignment, bitwise logical)</text:p>
      <text:p text:style-name="P2">2.10 Python membership operators (in &amp; not in)</text:p>
      <text:p text:style-name="P2">2.11 Python identity operators (is &amp; is not)</text:p>
      <text:p text:style-name="P2">2.12 Operator precedence</text:p>
      <text:p text:style-name="P2">2.13 Control Statements, Python loops, Iterating by</text:p>
      <text:p text:style-name="P2">2.14 subsequence index, loop control statements</text:p>
      <text:p text:style-name="P2">(break, 2.15 continue, pass)</text:p>
      <text:p text:style-name="P2">2.16 Mathematical functions and constants (import math), Random number functions</text:p>
      <text:p text:style-name="P5"/>
      <text:p text:style-name="P5">Unit 3 Python Strings </text:p>
      <text:p text:style-name="P2">3.1 Concept, escape characters</text:p>
      <text:p text:style-name="P2">3.2 String special operations</text:p>
      <text:p text:style-name="P2">3.3 String formatting operator</text:p>
      <text:p text:style-name="P2">3.4 Single quotes, Double quotes, Triple quotes</text:p>
      <text:p text:style-name="P2">3.5 Raw String, Unicode strings, Built-in String methods</text:p>
      <text:p text:style-name="P2">3.6 Python Lists - concept, creating and accessing elements, updating &amp; deleting lists, basic list operations, reverse</text:p>
      <text:p text:style-name="P2">3.7 Indexing, slicing and Matrices</text:p>
      <text:p text:style-name="P2">3.8 Built-in List functions</text:p>
      <text:p text:style-name="P2"><text:soft-page-break/>3.9 Functional programming tools - filter(), map() and reduce()</text:p>
      <text:p text:style-name="P3">3.10 Using Lists as Stacks and Queues, List comprehensions</text:p>
      <text:p text:style-name="P3"/>
      <text:p text:style-name="P6">Unit 4 Python Tuples and Sets </text:p>
      <text:p text:style-name="P8">4.1 Creating &amp; deleting tuples</text:p>
      <text:p text:style-name="P3">4.2 Accessing values in a tuple</text:p>
      <text:p text:style-name="P3">4.3 Updating tuples, delete tuple elements</text:p>
      <text:p text:style-name="P3">4.4 Basic tuple operations</text:p>
      <text:p text:style-name="P3">4.5 Indexing, slicing and Matrices, built- in tuple functions</text:p>
      <text:p text:style-name="P3">4.6 Sets - Concept, operations</text:p>
      <text:p text:style-name="P3"/>
      <text:p text:style-name="P6">Unit 5 Python Dictionary</text:p>
      <text:p text:style-name="P3"><text:s/>5.1 Concept (mutable) </text:p>
      <text:p text:style-name="P3">5.2 Creating and accessing values in a dictionary</text:p>
      <text:p text:style-name="P3">5.3 Updating dictionary, delete dictionary elements</text:p>
      <text:p text:style-name="P3">5.4 Properties of dictionary keys</text:p>
      <text:p text:style-name="P3">5.5 Built-in dictionary functions and methods</text:p>
      <text:p text:style-name="P3"/>
      <text:p text:style-name="P6">Unit 6 Functions </text:p>
      <text:p text:style-name="P3">6.1 Defining a function (def)</text:p>
      <text:p text:style-name="P3">6.2 Calling a function</text:p>
      <text:p text:style-name="P3">6.3 Function arguments - Pass by value, Keyword Arguments, default arguments</text:p>
      <text:p text:style-name="P3">6.4 Scope of variable - basic rules</text:p>
      <text:p text:style-name="P3">6.5 Documentation Strings</text:p>
      <text:p text:style-name="P3">6.6 Variable Number of Arguments</text:p>
      <text:p text:style-name="P3">6.7 Call by Reference</text:p>
      <text:p text:style-name="P3">6.8 Order of arguments (positional, extra &amp; keyword)</text:p>
      <text:p text:style-name="P3">6.9 Anonymous functions</text:p>
      <text:p text:style-name="P3">6.10 Recursion</text:p>
      <text:p text:style-name="P3">6.11 Treatment of Input and Output Arguments</text:p>
      <text:p text:style-name="P3">6.12 Unpacking argument lists</text:p>
      <text:p text:style-name="P3"><text:soft-page-break/>6.13 Lambda forms</text:p>
      <text:p text:style-name="P3">6.14 Function Objects</text:p>
      <text:p text:style-name="P3">6.15 function ducktyping &amp; polymorphism</text:p>
      <text:p text:style-name="P3">6.16 Generators (functions and expressions) and iterators, list comprehensions </text:p>
      <text:p text:style-name="P2"/>
      <text:p text:style-name="P2"/>
      <text:p text:style-name="P2"/>
      <text:p text:style-name="P2"/>
      <text:p text:style-name="P2"/>
      <text:p text:style-name="P5">RM:</text:p>
      <text:p text:style-name="P2"/>
      <text:p text:style-name="P6">Unit 1 Purpose and Products of Research </text:p>
      <text:p text:style-name="P3">1.1 Information Systems and Computing Disciplines</text:p>
      <text:p text:style-name="P3">1.2 Research (products and outcomes)</text:p>
      <text:p text:style-name="P3">1.3 Finding and choosing research topics</text:p>
      <text:p text:style-name="P3">1.4 Evaluating the purpose and products of research</text:p>
      <text:p text:style-name="P3"/>
      <text:p text:style-name="P6">Unit 2 Research Process </text:p>
      <text:p text:style-name="P3">2.1 Model of research process</text:p>
      <text:p text:style-name="P3">2.2 Evaluating the research process</text:p>
      <text:p text:style-name="P3"/>
      <text:p text:style-name="P6">Unit 3 The Internet Research, Research Participants and Research Ethics </text:p>
      <text:p text:style-name="P3">3.1 Internet Research topics</text:p>
      <text:p text:style-name="P3">3.2 Literature Review on the Internet</text:p>
      <text:p text:style-name="P3">3.3 The Internet and Research strategies and methods</text:p>
      <text:p text:style-name="P3">3.4 Internet research, the Law and Ethics</text:p>
      <text:p text:style-name="P3">3.5 Rights of people directly involved</text:p>
      <text:p text:style-name="P3">3.6 Responsibilities of an Ethical Researcher</text:p>
      <text:p text:style-name="P3">3.7 Projects (Design, creation and Ethics)</text:p>
      <text:p text:style-name="P3">3.8 Evaluating research ethics</text:p>
      <text:p text:style-name="P6"/>
      <text:p text:style-name="P6"><text:soft-page-break/></text:p>
      <text:p text:style-name="P6">Unit 4 Literature Review </text:p>
      <text:p text:style-name="P3">4.1 Purpose of literature review</text:p>
      <text:p text:style-name="P3">4.2 Literature Resources 75</text:p>
      <text:p text:style-name="P3">4.3 The Internet and literature reviews</text:p>
      <text:p text:style-name="P3">4.4 Conducting and evaluating literature review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8T18:43:35.387000000</meta:creation-date>
    <dc:date>2020-11-18T19:03:28.584000000</dc:date>
    <meta:editing-duration>PT8M32S</meta:editing-duration>
    <meta:editing-cycles>1</meta:editing-cycles>
    <meta:document-statistic meta:table-count="0" meta:image-count="0" meta:object-count="0" meta:page-count="5" meta:paragraph-count="107" meta:word-count="579" meta:character-count="3926" meta:non-whitespace-character-count="3437"/>
    <meta:generator>LibreOffice/6.4.5.2$Windows_X86_64 LibreOffice_project/a726b36747cf2001e06b58ad5db1aa3a9a1872d6</meta:generator>
  </office:meta>
</office:document-meta>
</file>